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ilné" style:family="text">
      <style:text-properties fo:font-weight="normal" style:font-weight-asian="normal"/>
    </style:style>
    <style:style style:name="P20" style:parent-style-name="Základnítext" style:family="paragraph"/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T23" style:parent-style-name="Silné" style:family="text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P27" style:parent-style-name="Příloha" style:family="paragraph">
      <style:text-properties fo:font-size="12pt" style:font-size-asian="12pt" style:font-size-complex="13pt"/>
    </style:style>
    <style:style style:name="P28" style:parent-style-name="Příloha" style:family="paragraph">
      <style:text-properties fo:font-size="12pt" style:font-size-asian="12pt" style:font-size-complex="13pt"/>
    </style:style>
    <style:style style:name="P29" style:parent-style-name="Příloha" style:family="paragraph">
      <style:text-properties fo:font-size="12pt" style:font-size-asian="12pt" style:font-size-complex="13pt"/>
    </style:style>
    <style:style style:name="P30" style:parent-style-name="Seznam" style:family="paragraph">
      <style:paragraph-properties fo:margin-top="0in" fo:margin-bottom="0in" fo:margin-left="0.3937in" fo:text-indent="-0.3937in">
        <style:tab-stops>
          <style:tab-stop style:type="left" style:position="0in"/>
        </style:tab-stops>
      </style:paragraph-properties>
    </style:style>
    <style:style style:name="T31" style:parent-style-name="Silné" style:family="text">
      <style:text-properties fo:font-weight="normal" style:font-weight-asian="normal"/>
    </style:style>
    <style:style style:name="T32" style:parent-style-name="Silné" style:family="text">
      <style:text-properties fo:font-weight="normal" style:font-weight-asian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6/2020<text:bookmark-end text:name="Text14"/></text:p>
            <text:p text:style-name="Normální">KVOP-53609/2020<text:bookmark-end text:name="Text2"/></text:p>
            <text:p text:style-name="Normální"><text:bookmark-start text:name="Text3"/>18. 12. 2020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D.K.</text:p>
            <text:p text:style-name="Normální"/>
            <text:p text:style-name="Normální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K.,</text:p>
      <text:p text:style-name="Základnítext">dne 10. 12. 2020 jste zaměstnancům Kanceláře veřejného ochránce práv při místním šetření v Psychiatrické nemocnici Dobřany sdělil, že máte zájem o zaslání zprávy ze systematické návštěvy v Psychiatrické léčebně Petrohrad, která proběhla ve dnech 1. a 2. 4. 2019. Váš zájem o zprávu považuji za žádost o poskytnutí informací podle zákona č. 106/1999 Sb., o svobodném<text:s/>přístupu k informacím, ve znění pozdějších předpisů.</text:p>
      <text:p text:style-name="Základnítext">Ve smyslu zákona o svobodném přístupu k informacím<text:s/><text:span text:style-name="T17">poskytuji tyto</text:span><text:span text:style-name="T18"><text:s/></text:span><text:span text:style-name="T19">informace:</text:span></text:p>
      <text:list text:style-name="LFO3_1" text:continue-numbering="true">
        <text:list-item>
          <text:p text:style-name="P20"><text:span text:style-name="T21">Zprávu z návštěvy zařízení – Psychiatrická léčebna Petrohrad, č. j. KVOP-42404/2019.</text:span></text:p>
        </text:list-item>
      </text:list>
      <text:p text:style-name="Základnítext"><text:span text:style-name="T22">Vážený pane K</text:span><text:span text:style-name="T23">.</text:span><text:span text:style-name="T24"><text:s/>tento dopis a<text:s/></text:span><text:span text:style-name="T25">přiloženou zprávu Vám zasílám jak do<text:s/></text:span>Psychiatrické nemocnici Dobřany<text:span text:style-name="Silné"><text:s/></text:span><text:span text:style-name="T26">v listinné podobě, tak v elektronické podobě na Váš e-mail.<text:s/></text:span></text:p>
      <text:p text:style-name="Základnítext">S pozdravem</text:p>
      <text:p text:style-name="Základnítext"/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říloha"/>
      <text:p text:style-name="Příloha"/>
      <text:p text:style-name="Příloha"/>
      <text:p text:style-name="P27"/>
      <text:p text:style-name="P28"/>
      <text:p text:style-name="P29">Příloha</text:p>
      <text:p text:style-name="P30"><text:span text:style-name="T31">Zpráva z návštěvy zařízení –<text:s/></text:span><text:span text:style-name="T32">Psychiatrická léčebna Petrohrad, č. j. KVOP-42404/2019.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Calibri" style:font-name-asian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07MT*</text:span></text:p>
        <text:p text:style-name="P12"><text:span text:style-name="T13">KVOPX00B07MT</text:span>KVOPX00B07M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15T10:27:00Z</meta:creation-date>
    <dc:date>2021-01-15T10:35:00Z</dc:date>
    <meta:print-date>2020-12-18T10:01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58" meta:character-count="1090" meta:row-count="7" meta:non-whitespace-character-count="934"/>
  </office:meta>
</office:document-meta>
</file>